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ce2" officeooo:paragraph-rsid="001a3743"/>
    </style:style>
    <style:style style:name="P2" style:family="paragraph" style:parent-style-name="Standard">
      <style:text-properties officeooo:rsid="001c0c17" officeooo:paragraph-rsid="001c0c17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3743"/>
    </style:style>
    <style:style style:name="T4" style:family="text">
      <style:text-properties officeooo:rsid="001b5d64"/>
    </style:style>
    <style:style style:name="T5" style:family="text">
      <style:text-properties officeooo:rsid="0016c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Встреча Dreamspinner с Луной во сне, где та просит пристроить его к себе, на что тот соглашается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05-14T19:43:29.374276306</dc:date>
    <meta:editing-duration>PT17M12S</meta:editing-duration>
    <meta:editing-cycles>9</meta:editing-cycles>
    <meta:document-statistic meta:table-count="0" meta:image-count="0" meta:object-count="0" meta:page-count="1" meta:paragraph-count="1" meta:word-count="17" meta:character-count="98" meta:non-whitespace-character-count="82"/>
  </office:meta>
</office:document-meta>
</file>